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5871fa" officeooo:paragraph-rsid="005871fa" style:font-style-asian="italic" style:font-style-complex="italic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1">Pregunta 1:</text:span></text:span> ¿Qué se entiende por capacidad en el contexto de la gestión de recursos de TI?</text:p>
      <text:p text:style-name="P4"><text:span text:style-name="Strong_20_Emphasis"><text:span text:style-name="T1">Respuesta 1:</text:span></text:span> La capacidad se refiere a la cantidad de recursos de TI, como CPU, memoria, almacenamiento y ancho de banda, necesarios para satisfacer las demandas actuales y futuras de una organización.</text:p>
      <text:p text:style-name="P4"><text:span text:style-name="Strong_20_Emphasis"><text:span text:style-name="T1">Pregunta 2:</text:span></text:span> ¿Cuál es el propósito de realizar análisis de tendencias en la gestión de capacidad?</text:p>
      <text:p text:style-name="P4"><text:span text:style-name="Strong_20_Emphasis"><text:span text:style-name="T1">Respuesta 2:</text:span></text:span> El propósito de realizar análisis de tendencias es predecir las futuras necesidades de recursos identificando patrones de uso histórico, lo que ayuda a planificar y dimensionar adecuadamente los recursos de TI.</text:p>
      <text:p text:style-name="P4"><text:span text:style-name="Strong_20_Emphasis"><text:span text:style-name="T1">Pregunta 3:</text:span></text:span> ¿Qué es la consolidación de servidores y por qué es importante en la gestión de capacidad?</text:p>
      <text:p text:style-name="P4"><text:span text:style-name="Strong_20_Emphasis"><text:span text:style-name="T1">Respuesta 3:</text:span></text:span> La consolidación de servidores implica combinar múltiples servidores en uno solo para utilizar eficientemente los recursos. Es importante para optimizar el uso de hardware y reducir costos.</text:p>
      <text:p text:style-name="P4"><text:span text:style-name="Strong_20_Emphasis"><text:span text:style-name="T1">Pregunta 4:</text:span></text:span> ¿Cuáles son algunas de las métricas clave que se pueden monitorear para predecir las necesidades futuras de recursos?</text:p>
      <text:p text:style-name="P4"><text:span text:style-name="Strong_20_Emphasis"><text:span text:style-name="T1">Respuesta 4:</text:span></text:span> Algunas métricas clave incluyen el uso de CPU, la utilización de memoria, el tráfico de red, el espacio de almacenamiento y las tasas de crecimiento de datos.</text:p>
      <text:p text:style-name="P4"><text:span text:style-name="Strong_20_Emphasis"><text:span text:style-name="T1">Pregunta 5:</text:span></text:span> ¿Cómo se puede calcular la tasa de crecimiento de datos en una organización?</text:p>
      <text:p text:style-name="P4"><text:span text:style-name="Strong_20_Emphasis"><text:span text:style-name="T1">Respuesta 5:</text:span></text:span> La tasa de crecimiento de datos se puede calcular comparando el tamaño de datos en un momento dado con el tamaño en un período anterior y luego dividiendo por el intervalo de tiempo.</text:p>
      <text:p text:style-name="P4"><text:span text:style-name="Strong_20_Emphasis"><text:span text:style-name="T1">Pregunta 6:</text:span></text:span> ¿Qué es la capacidad de escalabilidad y por qué es importante considerarla en la gestión de capacidad?</text:p>
      <text:p text:style-name="P4"><text:span text:style-name="Strong_20_Emphasis"><text:span text:style-name="T1">Respuesta 6:</text:span></text:span> La capacidad de escalabilidad se refiere a la capacidad de un sistema para crecer y adaptarse a las demandas cambiantes. Es importante considerarla para garantizar que los recursos puedan expandirse según sea necesario sin interrupciones.</text:p>
      <text:p text:style-name="P4"><text:span text:style-name="Strong_20_Emphasis"><text:span text:style-name="T1">Pregunta 7:</text:span></text:span> ¿Cuál es el papel de las proyecciones en la gestión de capacidad?</text:p>
      <text:p text:style-name="P4"><text:span text:style-name="Strong_20_Emphasis"><text:span text:style-name="T1">Respuesta 7:</text:span></text:span> Las proyecciones son estimaciones futuras basadas en datos históricos y tendencias. Ayudan a planificar la adquisición de recursos y a prever posibles problemas de capacidad.</text:p>
      <text:p text:style-name="P4"><text:span text:style-name="Strong_20_Emphasis"><text:span text:style-name="T1">Pregunta 8:</text:span></text:span> ¿Qué es la planificación de capacidad y cómo se lleva a cabo?</text:p>
      <text:p text:style-name="P4"><text:soft-page-break/><text:span text:style-name="Strong_20_Emphasis"><text:span text:style-name="T1">Respuesta 8:</text:span></text:span> La planificación de capacidad implica identificar y analizar las necesidades futuras de recursos y luego tomar medidas para adquirir o ajustar los recursos necesarios para satisfacer esas demandas.</text:p>
      <text:p text:style-name="P4"><text:span text:style-name="Strong_20_Emphasis"><text:span text:style-name="T1">Pregunta 9:</text:span></text:span> ¿Cuál es el objetivo de mantener registros de capacidad?</text:p>
      <text:p text:style-name="P4"><text:span text:style-name="Strong_20_Emphasis"><text:span text:style-name="T1">Respuesta 9:</text:span></text:span> El objetivo de mantener registros de capacidad es tener un historial de uso de recursos y cambios en el entorno de TI, lo que facilita la toma de decisiones informadas en la gestión de capacidad.</text:p>
      <text:p text:style-name="P4"><text:span text:style-name="Strong_20_Emphasis"><text:span text:style-name="T1">Pregunta 10:</text:span></text:span> ¿Cómo se puede determinar el umbral crítico de utilización de recursos?</text:p>
      <text:p text:style-name="P4"><text:span text:style-name="Strong_20_Emphasis"><text:span text:style-name="T1">Respuesta 10:</text:span></text:span> El umbral crítico se determina observando el rendimiento del sistema y los recursos en momentos de carga máxima y estableciendo un punto en el que el rendimiento comienza a degradarse significativamente.</text:p>
      <text:p text:style-name="P4"><text:span text:style-name="Strong_20_Emphasis"><text:span text:style-name="T1">Pregunta 11:</text:span></text:span> ¿Qué es la capacidad de reserva y por qué es importante tenerla en cuenta en la gestión de capacidad?</text:p>
      <text:p text:style-name="P4"><text:span text:style-name="Strong_20_Emphasis"><text:span text:style-name="T1">Respuesta 11:</text:span></text:span> La capacidad de reserva se refiere a recursos adicionales disponibles para hacer frente a picos inesperados de demanda. Es importante para garantizar la disponibilidad y el rendimiento continuo del sistema.</text:p>
      <text:p text:style-name="P4"><text:span text:style-name="Strong_20_Emphasis"><text:span text:style-name="T1">Pregunta 12:</text:span></text:span> ¿Cómo se pueden identificar las aplicaciones y servicios más intensivos en recursos en un entorno de TI?</text:p>
      <text:p text:style-name="P4"><text:span text:style-name="Strong_20_Emphasis"><text:span text:style-name="T1">Respuesta 12:</text:span></text:span> Se pueden identificar mediante la supervisión y el análisis de los recursos utilizados por cada aplicación o servicio, como la CPU, la memoria y la E/S.</text:p>
      <text:p text:style-name="P4"><text:span text:style-name="Strong_20_Emphasis"><text:span text:style-name="T1">Pregunta 13:</text:span></text:span> ¿Cuál es el propósito de realizar pruebas de carga y rendimiento en la gestión de capacidad?</text:p>
      <text:p text:style-name="P4"><text:span text:style-name="Strong_20_Emphasis"><text:span text:style-name="T1">Respuesta 13:</text:span></text:span> El propósito de las pruebas de carga y rendimiento es evaluar cómo se comporta un sistema bajo cargas simuladas y verificar si se cumplen los objetivos de rendimiento.</text:p>
      <text:p text:style-name="P4"><text:span text:style-name="Strong_20_Emphasis"><text:span text:style-name="T1">Pregunta 14:</text:span></text:span> ¿Qué es el rendimiento de referencia y cómo se utiliza en la gestión de capacidad?</text:p>
      <text:p text:style-name="P4"><text:span text:style-name="Strong_20_Emphasis"><text:span text:style-name="T1">Respuesta 14:</text:span></text:span> El rendimiento de referencia es una línea base que representa el rendimiento normal del sistema. Se utiliza para comparar con mediciones actuales y detectar desviaciones.</text:p>
      <text:p text:style-name="P4"><text:span text:style-name="Strong_20_Emphasis"><text:span text:style-name="T1">Pregunta 15:</text:span></text:span> ¿Cómo se puede calcular la utilización promedio de CPU en un servidor durante un período de tiempo?</text:p>
      <text:p text:style-name="P4"><text:span text:style-name="Strong_20_Emphasis"><text:span text:style-name="T1">Respuesta 15:</text:span></text:span> La utilización promedio de CPU se puede calcular sumando todas las mediciones de uso de CPU y dividiendo por el número de muestras tomadas durante el período de tiempo.</text:p>
      <text:p text:style-name="P4"><text:soft-page-break/><text:span text:style-name="Strong_20_Emphasis"><text:span text:style-name="T1">Pregunta 16:</text:span></text:span> ¿Qué es el monitoreo de eventos y por qué es importante en la gestión de capacidad?</text:p>
      <text:p text:style-name="P4"><text:span text:style-name="Strong_20_Emphasis"><text:span text:style-name="T1">Respuesta 16:</text:span></text:span> El monitoreo de eventos implica registrar y alertar sobre eventos críticos o excepciones en el sistema. Es importante para identificar problemas y tomar medidas preventivas.</text:p>
      <text:p text:style-name="P4"><text:span text:style-name="Strong_20_Emphasis"><text:span text:style-name="T1">Pregunta 17:</text:span></text:span> ¿Cómo se pueden identificar los cuellos de botella de recursos en un sistema?</text:p>
      <text:p text:style-name="P4"><text:span text:style-name="Strong_20_Emphasis"><text:span text:style-name="T1">Respuesta 17:</text:span></text:span> Se pueden identificar mediante la supervisión y el análisis de métricas de rendimiento, como el uso de CPU, la memoria, la E/S y el ancho de banda de red.</text:p>
      <text:p text:style-name="P4"><text:span text:style-name="Strong_20_Emphasis"><text:span text:style-name="T1">Pregunta 18:</text:span></text:span> ¿Cuál es el papel de la virtualización en la gestión de capacidad?</text:p>
      <text:p text:style-name="P4"><text:span text:style-name="Strong_20_Emphasis"><text:span text:style-name="T1">Respuesta 18:</text:span></text:span> La virtualización permite asignar y reasignar recursos de forma dinámica, lo que facilita la gestión de capacidad y la adaptación a cambios en la demanda.</text:p>
      <text:p text:style-name="P4"><text:span text:style-name="Strong_20_Emphasis"><text:span text:style-name="T1">Pregunta 19:</text:span></text:span> ¿Cómo se puede evaluar la eficiencia de la utilización de recursos en un entorno de TI?</text:p>
      <text:p text:style-name="P4"><text:span text:style-name="Strong_20_Emphasis"><text:span text:style-name="T1">Respuesta 19:</text:span></text:span> Se puede evaluar mediante la comparación de las métricas de rendimiento con los objetivos de rendimiento y la identificación de áreas donde se pueden mejorar la eficiencia.</text:p>
      <text:p text:style-name="P4"><text:span text:style-name="Strong_20_Emphasis"><text:span text:style-name="T1">Pregunta 20:</text:span></text:span> ¿Qué estrategias se pueden utilizar para optimizar la gestión de capacidad en un entorno de TI?</text:p>
      <text:p text:style-name="P4"><text:span text:style-name="Strong_20_Emphasis"><text:span text:style-name="T1">Respuesta 20:</text:span></text:span> Las estrategias incluyen la supervisión continua, el ajuste dinámico de recursos, la planificación de la capacidad, la implementación de políticas de uso eficiente y la adopción de tecnologías de virtualización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5871fa" officeooo:paragraph-rsid="005871fa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Planificación de los recursos del sistema</text:p>
        <text:p text:style-name="MP2">Predecir necesidades futuras de recursos 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0:54:54.917381253</dc:date>
    <meta:editing-duration>PT3H47M41S</meta:editing-duration>
    <meta:editing-cycles>73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962" meta:character-count="5952" meta:non-whitespace-character-count="5032"/>
  </office:meta>
</office:document-meta>
</file>